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624cm"/>
    </style:style>
    <style:style style:name="gr6" style:family="graphic" style:parent-style-name="standard">
      <style:graphic-properties draw:stroke="none" svg:stroke-color="#000000" draw:fill="none" draw:fill-color="#ffffff" draw:auto-grow-height="true" draw:auto-grow-width="false" fo:max-height="0cm" fo:min-height="3.519cm"/>
    </style:style>
    <style:style style:name="gr7" style:family="graphic" style:parent-style-name="standard">
      <style:graphic-properties draw:stroke="none" svg:stroke-color="#000000" draw:fill="none" draw:fill-color="#ffffff" draw:auto-grow-height="true" draw:auto-grow-width="false" fo:max-height="0cm" fo:min-height="4.785cm"/>
    </style:style>
    <style:style style:name="gr8" style:family="graphic" style:parent-style-name="standard">
      <style:graphic-properties draw:stroke="none" svg:stroke-color="#000000" draw:fill="none" draw:fill-color="#ffffff" draw:auto-grow-height="true" draw:auto-grow-width="false" fo:max-height="0cm" fo:min-height="8.215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32pt" style:font-size-asian="32pt" style:font-size-complex="32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fo:font-size="15pt" fo:font-weight="bold" style:font-name-asian="Segoe UI" style:font-size-asian="10pt" style:font-weight-asian="bold" style:font-name-complex="Segoe UI" style:font-size-complex="10pt" style:font-weight-complex="bold"/>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7" style:family="paragraph">
      <style:paragraph-properties fo:margin-left="0cm" fo:margin-right="0cm" fo:margin-top="0cm" fo:margin-bottom="0cm" fo:text-indent="0.318cm" style:text-autospace="none"/>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1" fo:font-size="32pt"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1pt" fo:font-style="italic" fo:font-weight="bold" style:font-name-asian="Segoe UI" style:font-size-asian="31pt" style:font-style-asian="italic" style:font-weight-asian="bold" style:font-name-complex="Segoe UI" style:font-size-complex="31pt" style:font-style-complex="italic" style:font-weight-complex="bold"/>
    </style:style>
    <style:style style:name="T7" style:family="text">
      <style:text-properties fo:color="#000000" style:text-position="super 58%"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8" style:family="text">
      <style:text-properties fo:color="#000000" style:text-position="super 58%" style:font-name="Segoe UI Semibold" fo:font-size="7pt" fo:font-style="italic" fo:font-weight="normal" style:font-name-asian="Segoe UI" style:font-size-asian="7pt" style:font-style-asian="italic" style:font-weight-asian="normal" style:font-name-complex="Segoe UI" style:font-size-complex="7pt" style:font-style-complex="italic" style:font-weight-complex="normal"/>
    </style:style>
    <style:style style:name="T9"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1"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2" style:family="text">
      <style:text-properties fo:color="#000000" style:font-name="Segoe UI Semibold" fo:font-size="15pt" style:font-name-asian="Segoe UI" style:font-size-asian="15pt" style:font-name-complex="Segoe UI"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892cm" svg:height="3.063cm" svg:x="1.524cm" svg:y="0.891cm">
          <draw:text-box>
            <text:p text:style-name="P1"><text:span text:style-name="T1">First Reading</text:span></text:p>
            <text:p text:style-name="P1"><text:span text:style-name="T2">Acts 6:1–9; 7:2a, 51–60</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frame draw:style-name="gr3" draw:text-style-name="P5" draw:layer="layout" svg:width="24.892cm" svg:height="7.766cm" svg:x="1.524cm" svg:y="0.762cm">
          <draw:text-box>
            <text:p text:style-name="P4"><text:span text:style-name="T3">1</text:span><text:span text:style-name="T4">Now in these days when the disciples were increasing in number, a complaint by the Hellenists arose against the Hebrews because their widows were being neglected in the daily distribution.</text:span></text:p>
          </draw:text-box>
        </draw:frame>
        <presentation:notes draw:style-name="dp2">
          <draw:page-thumbnail draw:style-name="gr2"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frame draw:style-name="gr4" draw:text-style-name="P5" draw:layer="layout" svg:width="24.892cm" svg:height="6.263cm" svg:x="1.502cm" svg:y="0.762cm">
          <draw:text-box>
            <text:p text:style-name="P4"><text:span text:style-name="T3">2</text:span><text:span text:style-name="T4">And the twelve summoned the full number of the disciples and said, “It is not right that we should give up preaching the word of God to serve tables.</text:span></text:p>
          </draw:text-box>
        </draw:frame>
        <presentation:notes draw:style-name="dp2">
          <draw:page-thumbnail draw:style-name="gr2" draw:layer="layout" svg:width="18.624cm" svg:height="10.476cm" svg:x="1.482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3" draw:master-page-name="Default">
        <office:forms form:automatic-focus="false" form:apply-design-mode="false"/>
        <draw:frame draw:style-name="gr3" draw:text-style-name="P5" draw:layer="layout" svg:width="24.892cm" svg:height="7.766cm" svg:x="1.502cm" svg:y="0.762cm">
          <draw:text-box>
            <text:p text:style-name="P4"><text:span text:style-name="T3">3</text:span><text:span text:style-name="T4">Therefore, brothers, pick out from among you seven men of good repute, full of the Spirit and of wisdom, whom we will appoint to this duty. </text:span><text:span text:style-name="T3">4</text:span><text:span text:style-name="T4">But we will devote ourselves to prayer and to the ministry of the word.”</text:span></text:p>
          </draw:text-box>
        </draw:frame>
        <presentation:notes draw:style-name="dp2">
          <draw:page-thumbnail draw:style-name="gr2" draw:layer="layout" svg:width="18.624cm" svg:height="10.476cm" svg:x="1.482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frame draw:style-name="gr5" draw:text-style-name="P6" draw:layer="layout" svg:width="25.4cm" svg:height="7.874cm" svg:x="1.27cm" svg:y="0.762cm">
          <draw:text-box>
            <text:p text:style-name="P4"><text:span text:style-name="T5">5</text:span><text:span text:style-name="T4">And what they said pleased the </text:span><text:span text:style-name="T6">whole gathering</text:span><text:span text:style-name="T4">, and they chose Stephen, a man full of faith and of the Holy Spirit, and Philip, and Prochorus, and Nicanor, and Timon, and Parmenas, and Nicolaus, a proselyte of Antioch. </text:span></text:p>
          </draw:text-box>
        </draw:frame>
        <presentation:notes draw:style-name="dp2">
          <draw:page-thumbnail draw:style-name="gr2" draw:layer="layout" svg:width="18.624cm" svg:height="10.476cm" svg:x="1.482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3" draw:master-page-name="Default">
        <office:forms form:automatic-focus="false" form:apply-design-mode="false"/>
        <draw:frame draw:style-name="gr6" draw:text-style-name="P6" draw:layer="layout" svg:width="24.638cm" svg:height="3.769cm" svg:x="1.524cm" svg:y="0.803cm">
          <draw:text-box>
            <text:p text:style-name="P4"><text:span text:style-name="T7">6</text:span><text:span text:style-name="T4">These they set before the apostles, and they prayed and laid their hands on them.</text:span></text:p>
          </draw:text-box>
        </draw:frame>
        <presentation:notes draw:style-name="dp2">
          <draw:page-thumbnail draw:style-name="gr2" draw:layer="layout" svg:width="18.624cm" svg:height="10.476cm" svg:x="1.482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3" draw:master-page-name="Default">
        <office:forms form:automatic-focus="false" form:apply-design-mode="false"/>
        <draw:frame draw:style-name="gr4" draw:text-style-name="P6" draw:layer="layout" svg:width="24.892cm" svg:height="6.263cm" svg:x="1.524cm" svg:y="0.762cm">
          <draw:text-box>
            <text:p text:style-name="P4"><text:span text:style-name="T5">7</text:span><text:span text:style-name="T4">And the word of God continued to increase, and the number of the disciples multiplied greatly in Jerusalem, and a great many of the priests became obedient to the faith.</text:span></text:p>
          </draw:text-box>
        </draw:frame>
        <presentation:notes draw:style-name="dp2">
          <draw:page-thumbnail draw:style-name="gr2" draw:layer="layout" svg:width="18.624cm" svg:height="10.476cm" svg:x="1.482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3" draw:master-page-name="Default">
        <office:forms form:automatic-focus="false" form:apply-design-mode="false"/>
        <draw:frame draw:style-name="gr6" draw:text-style-name="P6" draw:layer="layout" svg:width="25.146cm" svg:height="3.769cm" svg:x="1.524cm" svg:y="0.803cm">
          <draw:text-box>
            <text:p text:style-name="P4"><text:span text:style-name="T8"><text:s/></text:span><text:span text:style-name="T7">8</text:span><text:span text:style-name="T4">And Stephen, full of grace </text:span><text:span text:style-name="T6">and power, was doing</text:span><text:span text:style-name="T4"> great wonders and signs among the people.</text:span></text:p>
          </draw:text-box>
        </draw:frame>
        <presentation:notes draw:style-name="dp2">
          <draw:page-thumbnail draw:style-name="gr2" draw:layer="layout" svg:width="18.624cm" svg:height="10.476cm" svg:x="1.482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frame draw:style-name="gr3" draw:text-style-name="P6" draw:layer="layout" svg:width="25.4cm" svg:height="7.766cm" svg:x="1.27cm" svg:y="0.762cm">
          <draw:text-box>
            <text:p text:style-name="P4"><text:span text:style-name="T7">9</text:span><text:span text:style-name="T4">Then some of those who belonged to the synagogue of the Freedmen (as it was called), and of the Cyrenians, and of the Alexandrians, and of those from Cilicia and Asia, rose up and disputed with Stephen. </text:span></text:p>
          </draw:text-box>
        </draw:frame>
        <presentation:notes draw:style-name="dp2">
          <draw:page-thumbnail draw:style-name="gr2" draw:layer="layout" svg:width="18.624cm" svg:height="10.476cm" svg:x="1.482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3" draw:master-page-name="Default">
        <office:forms form:automatic-focus="false" form:apply-design-mode="false"/>
        <draw:frame draw:style-name="gr4" draw:text-style-name="P5" draw:layer="layout" svg:width="24.892cm" svg:height="6.263cm" svg:x="1.593cm" svg:y="0.807cm">
          <draw:text-box>
            <text:p text:style-name="P4"><text:span text:style-name="T7">2</text:span><text:span text:style-name="T4">And Stephen said:</text:span></text:p>
            <text:p text:style-name="P7"><text:span text:style-name="T9">“</text:span><text:span text:style-name="T9">Brothers and fathers, hear me. The God of glory appeared to our father Abraham when he was in Mesopotamia, before he lived in Haran,</text:span></text:p>
          </draw:text-box>
        </draw:frame>
        <presentation:notes draw:style-name="dp2">
          <draw:page-thumbnail draw:style-name="gr2" draw:layer="layout" svg:width="18.624cm" svg:height="10.476cm" svg:x="1.482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3" draw:master-page-name="Default">
        <office:forms form:automatic-focus="false" form:apply-design-mode="false"/>
        <draw:frame draw:style-name="gr4" draw:text-style-name="P5" draw:layer="layout" svg:width="24.892cm" svg:height="6.263cm" svg:x="1.593cm" svg:y="0.807cm">
          <draw:text-box>
            <text:p text:style-name="P4"><text:span text:style-name="T7">51</text:span><text:span text:style-name="T4">“You stiff-necked people, uncircumcised in heart and ears, you always resist the Holy Spirit. As your fathers did, so do you. </text:span><text:span text:style-name="T7">52</text:span><text:span text:style-name="T4">Which of the prophets did not your fathers persecute?</text:span></text:p>
          </draw:text-box>
        </draw:frame>
        <presentation:notes draw:style-name="dp2">
          <draw:page-thumbnail draw:style-name="gr2" draw:layer="layout" svg:width="18.624cm" svg:height="10.476cm" svg:x="1.482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3" draw:master-page-name="Default">
        <office:forms form:automatic-focus="false" form:apply-design-mode="false"/>
        <draw:frame draw:style-name="gr3" draw:text-style-name="P5" draw:layer="layout" svg:width="24.892cm" svg:height="7.766cm" svg:x="1.593cm" svg:y="0.807cm">
          <draw:text-box>
            <text:p text:style-name="P4"><text:span text:style-name="T4"><text:s/></text:span><text:span text:style-name="T4">And they killed those who announced before-hand the coming of the Righteous One, whom you have now betrayed and murdered, </text:span><text:span text:style-name="T7">53</text:span><text:span text:style-name="T4">you who received the law as delivered by angels and did not keep it.”</text:span></text:p>
          </draw:text-box>
        </draw:frame>
        <presentation:notes draw:style-name="dp2">
          <draw:page-thumbnail draw:style-name="gr2" draw:layer="layout" svg:width="18.624cm" svg:height="10.476cm" svg:x="1.482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3" draw:master-page-name="Default">
        <office:forms form:automatic-focus="false" form:apply-design-mode="false"/>
        <draw:frame draw:style-name="gr3" draw:text-style-name="P5" draw:layer="layout" svg:width="24.892cm" svg:height="7.766cm" svg:x="1.593cm" svg:y="0.807cm">
          <draw:text-box>
            <text:p text:style-name="P4"><text:span text:style-name="T5">54</text:span><text:span text:style-name="T4">Now when they heard these things they were enraged, and they ground their teeth at him. </text:span><text:span text:style-name="T5">55</text:span><text:span text:style-name="T4">But he, full of the Holy Spirit, gazed into heaven and saw the glory of God, and Jesus standing at the right hand of God.</text:span></text:p>
          </draw:text-box>
        </draw:frame>
        <presentation:notes draw:style-name="dp2">
          <draw:page-thumbnail draw:style-name="gr2" draw:layer="layout" svg:width="18.624cm" svg:height="10.476cm" svg:x="1.482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3" draw:master-page-name="Default">
        <office:forms form:automatic-focus="false" form:apply-design-mode="false"/>
        <draw:frame draw:style-name="gr3" draw:text-style-name="P6" draw:layer="layout" svg:width="25.215cm" svg:height="7.766cm" svg:x="1.27cm" svg:y="0.807cm">
          <draw:text-box>
            <text:p text:style-name="P4"><text:span text:style-name="T10">56</text:span><text:span text:style-name="T11">And he said, “Behold, I see the heavens opened, and the Son of Man standing at the right hand of God.” </text:span><text:span text:style-name="T10">57</text:span><text:span text:style-name="T11">But they cried out with a loud voice and stopped their ears and rushed together at him.</text:span></text:p>
          </draw:text-box>
        </draw:frame>
        <presentation:notes draw:style-name="dp2">
          <draw:page-thumbnail draw:style-name="gr2" draw:layer="layout" svg:width="18.624cm" svg:height="10.476cm" svg:x="1.482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3" draw:master-page-name="Default">
        <office:forms form:automatic-focus="false" form:apply-design-mode="false"/>
        <draw:frame draw:style-name="gr7" draw:text-style-name="P6" draw:layer="layout" svg:width="25.215cm" svg:height="5.035cm" svg:x="1.27cm" svg:y="0.807cm">
          <draw:text-box>
            <text:p text:style-name="P4"><text:span text:style-name="T5">58</text:span><text:span text:style-name="T4">Then they cast him out of the city and stoned him. And the witnesses laid </text:span><text:span text:style-name="T6">down their garments</text:span><text:span text:style-name="T4"> at the feet of a young man named Saul.</text:span></text:p>
          </draw:text-box>
        </draw:frame>
        <presentation:notes draw:style-name="dp2">
          <draw:page-thumbnail draw:style-name="gr2" draw:layer="layout" svg:width="18.624cm" svg:height="10.476cm" svg:x="1.482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3" draw:master-page-name="Default">
        <office:forms form:automatic-focus="false" form:apply-design-mode="false"/>
        <draw:frame draw:style-name="gr8" draw:text-style-name="P6" draw:layer="layout" svg:width="24.892cm" svg:height="8.465cm" svg:x="1.589cm" svg:y="0.785cm">
          <draw:text-box>
            <text:p text:style-name="P4"><text:span text:style-name="T10">59</text:span><text:span text:style-name="T11">And as they were stoning Stephen, he called out, “Lord Jesus, receive my spirit.” </text:span><text:span text:style-name="T10">60</text:span><text:span text:style-name="T11">And falling to his knees he cried out with a loud voice, “Lord, do not hold this sin against them.” And when he had said this, he fell asleep.</text:span></text:p>
            <text:p text:style-name="P4"><text:span text:style-name="T12"/></text:p>
          </draw:text-box>
        </draw:frame>
        <presentation:notes draw:style-name="dp2">
          <draw:page-thumbnail draw:style-name="gr2" draw:layer="layout" svg:width="18.624cm" svg:height="10.476cm" svg:x="1.482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12:36:47.166000000</meta:creation-date>
    <dc:title>1030 Wt. Intro</dc:title>
    <meta:editing-duration>PT2M15S</meta:editing-duration>
    <meta:editing-cycles>4</meta:editing-cycles>
    <meta:generator>LibreOffice/5.3.2.2$Windows_X86_64 LibreOffice_project/6cd4f1ef626f15116896b1d8e1398b56da0d0ee1</meta:generator>
    <dc:date>2017-05-12T08:47:38.266000000</dc:date>
    <meta:document-statistic meta:object-count="84"/>
  </office:meta>
</office:document-meta>
</file>